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2fdfa9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9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2" style:family="text">
      <style:text-properties officeooo:rsid="000acf47"/>
    </style:style>
    <style:style style:name="T13" style:family="text">
      <style:text-properties officeooo:rsid="000d8370"/>
    </style:style>
    <style:style style:name="T14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[NAME]</text:p>
            <text:p text:style-name="P10">[JOB_TITLE]</text:p>
            <text:p text:style-name="Contact_20_info">[PHONE] – <text:span text:style-name="T12">[EMAIL] - </text:span><text:span text:style-name="T13">[WEBSITE]</text:span></text:p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8">[CV_UNIT_NAME]</text:span><text:span text:style-name="T10"> </text:span><text:span text:style-name="T11">[CV_UNIT_START_DATE_MONTH_YEAR]</text:span><text:span text:style-name="T5"> -</text:span><text:span text:style-name="T4"> </text:span><text:span text:style-name="T3">[CV_UNIT_END_DATE]</text:span><text:span text:style-name="T4"> 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9">[CV_UNIT_NAME]</text:span><text:span text:style-name="T2"> </text:span><text:span text:style-name="T6">[CV_UNIT_START_DATE]</text:span><text:span text:style-name="T4"> - </text:span><text:span text:style-name="T3">[CV_UNIT_END_DATE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4">[CV_UNIT_NAME]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39</meta:editing-cycles>
    <meta:editing-duration>PT2H27M36S</meta:editing-duration>
    <dc:subject>hloom.com</dc:subject>
    <meta:initial-creator>hloom.com </meta:initial-creator>
    <dc:date>2021-03-20T15:37:34.622631576</dc:date>
    <meta:document-statistic meta:table-count="1" meta:image-count="0" meta:object-count="0" meta:page-count="1" meta:paragraph-count="13" meta:word-count="24" meta:character-count="296" meta:non-whitespace-character-count="281"/>
  </office:meta>
</office:document-meta>
</file>